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5" style:family="table-column">
      <style:table-column-properties fo:break-before="auto" style:column-width="1.2862in"/>
    </style:style>
    <style:style style:name="co6" style:family="table-column">
      <style:table-column-properties fo:break-before="auto" style:column-width="0.992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2008in"/>
    </style:style>
    <style:style style:name="co7" style:family="table-column">
      <style:table-column-properties fo:break-before="auto" style:column-width="1.26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none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in"/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  <style:text-properties style:text-position=""/>
    </style:style>
    <style:style style:name="ce4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Electronics" table:style-name="ta1">
        <table:table-column table:style-name="co4" table:default-cell-style-name="Default"/>
        <table:table-column table:style-name="co7" table:default-cell-style-name="Default"/>
        <table:table-column table:style-name="co3" table:default-cell-style-name="ce6"/>
        <table:table-column table:style-name="co3" table:visibility="collapse" table:number-columns-repeated="2" table:default-cell-style-name="ce6"/>
        <table:table-column table:style-name="co3" table:number-columns-repeated="2" table:default-cell-style-name="Default"/>
        <table:table-column table:style-name="co3" table:default-cell-style-name="ce6"/>
        <table:table-row table:style-name="ro1">
          <table:table-cell table:style-name="ce4" office:value-type="string">
            <text:p>Name</text:p>
          </table:table-cell>
          <table:table-cell table:style-name="ce4" office:value-type="string">
            <text:p>Part Number</text:p>
          </table:table-cell>
          <table:table-cell table:style-name="ce5" office:value-type="string">
            <text:p>Euros</text:p>
          </table:table-cell>
          <table:table-cell table:style-name="ce5" office:value-type="string">
            <text:p>Dollars</text:p>
          </table:table-cell>
          <table:table-cell table:style-name="ce5" office:value-type="string">
            <text:p>Pounds</text:p>
          </table:table-cell>
          <table:table-cell table:style-name="ce4" office:value-type="string">
            <text:p>Quantity</text:p>
          </table:table-cell>
          <table:table-cell table:style-name="ce4" office:value-type="string">
            <text:p>Unit Price</text:p>
          </table:table-cell>
          <table:table-cell/>
        </table:table-row>
        <table:table-row table:style-name="ro1">
          <table:table-cell office:value-type="string">
            <text:p>Arduino + Protoshield</text:p>
          </table:table-cell>
          <table:table-cell office:value-type="string">
            <text:p>UNO R3</text:p>
          </table:table-cell>
          <table:table-cell office:value-type="float" office:value="36">
            <text:p>36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C2]/[.F2]" office:value-type="float" office:value="36">
            <text:p>36</text:p>
          </table:table-cell>
          <table:table-cell/>
        </table:table-row>
        <table:table-row table:style-name="ro1">
          <table:table-cell office:value-type="string">
            <text:p>Boarduino</text:p>
          </table:table-cell>
          <table:table-cell/>
          <table:table-cell office:value-type="float" office:value="20">
            <text:p>20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C3]/[.F3]" office:value-type="float" office:value="20">
            <text:p>20</text:p>
          </table:table-cell>
          <table:table-cell/>
        </table:table-row>
        <table:table-row table:style-name="ro1">
          <table:table-cell office:value-type="string">
            <text:p>Breadboard</text:p>
          </table:table-cell>
          <table:table-cell/>
          <table:table-cell office:value-type="float" office:value="10.89">
            <text:p>10.89</text:p>
          </table:table-cell>
          <table:table-cell office:value-type="float" office:value="13.74">
            <text:p>13.74</text:p>
          </table:table-cell>
          <table:table-cell/>
          <table:table-cell office:value-type="float" office:value="1">
            <text:p>1</text:p>
          </table:table-cell>
          <table:table-cell table:formula="of:=[.C4]/[.F4]" office:value-type="float" office:value="10.89">
            <text:p>10.89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Ultrasonic</text:p>
          </table:table-cell>
          <table:table-cell office:value-type="string">
            <text:p>HC-SR04</text:p>
          </table:table-cell>
          <table:table-cell office:value-type="float" office:value="2.93">
            <text:p>2.93</text:p>
          </table:table-cell>
          <table:table-cell office:value-type="float" office:value="3.69">
            <text:p>3.69</text:p>
          </table:table-cell>
          <table:table-cell/>
          <table:table-cell office:value-type="float" office:value="1">
            <text:p>1</text:p>
          </table:table-cell>
          <table:table-cell table:formula="of:=[.C5]/[.F5]" office:value-type="float" office:value="2.93">
            <text:p>2.93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Temp &amp; Humidity Sensor</text:p>
          </table:table-cell>
          <table:table-cell office:value-type="string">
            <text:p>DHT22</text:p>
          </table:table-cell>
          <table:table-cell office:value-type="float" office:value="4.67">
            <text:p>4.67</text:p>
          </table:table-cell>
          <table:table-cell office:value-type="float" office:value="5.89">
            <text:p>5.89</text:p>
          </table:table-cell>
          <table:table-cell/>
          <table:table-cell office:value-type="float" office:value="1">
            <text:p>1</text:p>
          </table:table-cell>
          <table:table-cell table:formula="of:=[.C6]/[.F6]" office:value-type="float" office:value="4.67">
            <text:p>4.67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RTC</text:p>
          </table:table-cell>
          <table:table-cell office:value-type="string">
            <text:p>DS1307</text:p>
          </table:table-cell>
          <table:table-cell office:value-type="float" office:value="2.77">
            <text:p>2.77</text:p>
          </table:table-cell>
          <table:table-cell office:value-type="float" office:value="3.49">
            <text:p>3.49</text:p>
          </table:table-cell>
          <table:table-cell/>
          <table:table-cell office:value-type="float" office:value="4">
            <text:p>4</text:p>
          </table:table-cell>
          <table:table-cell table:formula="of:=[.C7]/[.F7]" office:value-type="float" office:value="0.6925">
            <text:p>0.6925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BCD to 7 Segment (?)</text:p>
          </table:table-cell>
          <table:table-cell office:value-type="string">
            <text:p>HD74LS47</text:p>
          </table:table-cell>
          <table:table-cell office:value-type="float" office:value="3.17">
            <text:p>3.17</text:p>
          </table:table-cell>
          <table:table-cell office:value-type="float" office:value="3.99">
            <text:p>3.99</text:p>
          </table:table-cell>
          <table:table-cell/>
          <table:table-cell office:value-type="float" office:value="5">
            <text:p>5</text:p>
          </table:table-cell>
          <table:table-cell table:formula="of:=[.C8]/[.F8]" office:value-type="float" office:value="0.634">
            <text:p>0.634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Proto LEDs</text:p>
          </table:table-cell>
          <table:table-cell/>
          <table:table-cell office:value-type="float" office:value="11.53">
            <text:p>11.53</text:p>
          </table:table-cell>
          <table:table-cell/>
          <table:table-cell office:value-type="float" office:value="8.98">
            <text:p>8.98</text:p>
          </table:table-cell>
          <table:table-cell office:value-type="float" office:value="2">
            <text:p>2</text:p>
          </table:table-cell>
          <table:table-cell table:formula="of:=[.C9]/[.F9]" office:value-type="float" office:value="5.765">
            <text:p>5.765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Shift Register</text:p>
          </table:table-cell>
          <table:table-cell office:value-type="string">
            <text:p>74HC595</text:p>
          </table:table-cell>
          <table:table-cell office:value-type="float" office:value="1.27">
            <text:p>1.27</text:p>
          </table:table-cell>
          <table:table-cell office:value-type="float" office:value="0.99">
            <text:p>0.99</text:p>
          </table:table-cell>
          <table:table-cell/>
          <table:table-cell office:value-type="float" office:value="5">
            <text:p>5</text:p>
          </table:table-cell>
          <table:table-cell table:formula="of:=[.C10]/[.F10]" office:value-type="float" office:value="0.254">
            <text:p>0.254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Jumper Wires</text:p>
          </table:table-cell>
          <table:table-cell/>
          <table:table-cell office:value-type="float" office:value="2.9">
            <text:p>2.9</text:p>
          </table:table-cell>
          <table:table-cell office:value-type="float" office:value="3.9">
            <text:p>3.9</text:p>
          </table:table-cell>
          <table:table-cell/>
          <table:table-cell office:value-type="float" office:value="65">
            <text:p>65</text:p>
          </table:table-cell>
          <table:table-cell table:formula="of:=[.C11]/[.F11]" office:value-type="float" office:value="0.0446153846153846">
            <text:p>0.0446153846</text:p>
          </table:table-cell>
          <table:table-cell/>
        </table:table-row>
        <table:table-row table:style-name="ro1">
          <table:table-cell office:value-type="string">
            <text:p>Multiplexer</text:p>
          </table:table-cell>
          <table:table-cell office:value-type="string">
            <text:p>CD4051</text:p>
          </table:table-cell>
          <table:table-cell office:value-type="float" office:value="1.99">
            <text:p>1.99</text:p>
          </table:table-cell>
          <table:table-cell table:number-columns-repeated="2"/>
          <table:table-cell office:value-type="float" office:value="10">
            <text:p>10</text:p>
          </table:table-cell>
          <table:table-cell table:formula="of:=[.C12]/[.F12]" office:value-type="float" office:value="0.199">
            <text:p>0.199</text:p>
          </table:table-cell>
          <table:table-cell/>
        </table:table-row>
        <table:table-row table:style-name="ro1">
          <table:table-cell office:value-type="string">
            <text:p>Relay</text:p>
          </table:table-cell>
          <table:table-cell office:value-type="string">
            <text:p>SRD-05VDC-SL-C</text:p>
          </table:table-cell>
          <table:table-cell office:value-type="float" office:value="23.42">
            <text:p>23.42</text:p>
          </table:table-cell>
          <table:table-cell table:number-columns-repeated="2"/>
          <table:table-cell office:value-type="float" office:value="50">
            <text:p>50</text:p>
          </table:table-cell>
          <table:table-cell table:formula="of:=[.C13]/[.F13]" office:value-type="float" office:value="0.4684">
            <text:p>0.4684</text:p>
          </table:table-cell>
          <table:table-cell/>
        </table:table-row>
        <table:table-row table:style-name="ro1">
          <table:table-cell office:value-type="string">
            <text:p>Relay</text:p>
          </table:table-cell>
          <table:table-cell office:value-type="string">
            <text:p>EDR201A0500</text:p>
          </table:table-cell>
          <table:table-cell office:value-type="float" office:value="3.4">
            <text:p>3.4</text:p>
          </table:table-cell>
          <table:table-cell table:number-columns-repeated="2"/>
          <table:table-cell office:value-type="float" office:value="2">
            <text:p>2</text:p>
          </table:table-cell>
          <table:table-cell table:formula="of:=[.C14]/[.F14]" office:value-type="float" office:value="1.7">
            <text:p>1.7</text:p>
          </table:table-cell>
          <table:table-cell/>
        </table:table-row>
        <table:table-row table:style-name="ro1">
          <table:table-cell office:value-type="string">
            <text:p>Level Shifter</text:p>
          </table:table-cell>
          <table:table-cell office:value-type="string">
            <text:p>HFC4050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">
            <text:p>4</text:p>
          </table:table-cell>
          <table:table-cell table:formula="of:=[.C15]/[.F15]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Keypad</text:p>
          </table:table-cell>
          <table:table-cell/>
          <table:table-cell table:style-name="Default" office:value-type="float" office:value="1.79">
            <text:p>1.79</text:p>
          </table:table-cell>
          <table:table-cell office:value-type="float" office:value="2.25">
            <text:p>2.25</text:p>
          </table:table-cell>
          <table:table-cell/>
          <table:table-cell office:value-type="float" office:value="1">
            <text:p>1</text:p>
          </table:table-cell>
          <table:table-cell table:formula="of:=[.C16]/[.F16]" office:value-type="float" office:value="1.79">
            <text:p>1.79</text:p>
          </table:table-cell>
          <table:table-cell/>
        </table:table-row>
        <table:table-row table:style-name="ro1">
          <table:table-cell office:value-type="string">
            <text:p>USB to RS232</text:p>
          </table:table-cell>
          <table:table-cell office:value-type="string">
            <text:p>PL2303HX</text:p>
          </table:table-cell>
          <table:table-cell office:value-type="float" office:value="2.15">
            <text:p>2.15</text:p>
          </table:table-cell>
          <table:table-cell office:value-type="float" office:value="2.62">
            <text:p>2.62</text:p>
          </table:table-cell>
          <table:table-cell/>
          <table:table-cell office:value-type="float" office:value="1">
            <text:p>1</text:p>
          </table:table-cell>
          <table:table-cell table:formula="of:=[.C17]/[.F17]" office:value-type="float" office:value="2.15">
            <text:p>2.15</text:p>
          </table:table-cell>
          <table:table-cell/>
        </table:table-row>
        <table:table-row table:style-name="ro1">
          <table:table-cell office:value-type="string">
            <text:p>PIR Sensor</text:p>
          </table:table-cell>
          <table:table-cell office:value-type="string">
            <text:p>HC-SR501</text:p>
          </table:table-cell>
          <table:table-cell office:value-type="float" office:value="8.69">
            <text:p>8.69</text:p>
          </table:table-cell>
          <table:table-cell table:number-columns-repeated="2"/>
          <table:table-cell office:value-type="float" office:value="5">
            <text:p>5</text:p>
          </table:table-cell>
          <table:table-cell table:formula="of:=[.C18]/[.F18]" office:value-type="float" office:value="1.738">
            <text:p>1.738</text:p>
          </table:table-cell>
          <table:table-cell/>
        </table:table-row>
        <table:table-row table:style-name="ro1" table:number-rows-repeated="1048557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Electrics" table:style-name="ta1">
        <table:table-column table:style-name="co5" table:default-cell-style-name="Default"/>
        <table:table-column table:style-name="co6" table:default-cell-style-name="Default"/>
        <table:table-column table:style-name="co3" table:number-columns-repeated="3" table:default-cell-style-name="ce3"/>
        <table:table-column table:style-name="co3" table:number-columns-repeated="3" table:default-cell-style-name="Default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Part Number</text:p>
          </table:table-cell>
          <table:table-cell table:style-name="ce2" office:value-type="string">
            <text:p>Euros</text:p>
          </table:table-cell>
          <table:table-cell table:style-name="ce2" office:value-type="string">
            <text:p>Dollars</text:p>
          </table:table-cell>
          <table:table-cell table:style-name="ce2" office:value-type="string">
            <text:p>Pounds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Comments</text:p>
          </table:table-cell>
          <table:table-cell/>
        </table:table-row>
        <table:table-row table:style-name="ro1">
          <table:table-cell office:value-type="string">
            <text:p>12V Power Supply</text:p>
          </table:table-cell>
          <table:table-cell/>
          <table:table-cell office:value-type="float" office:value="30.5">
            <text:p>30.5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formula="of:=[.C2]/[.F2]" office:value-type="float" office:value="30.5">
            <text:p>30.5</text:p>
          </table:table-cell>
        </table:table-row>
        <table:table-row table:style-name="ro1">
          <table:table-cell office:value-type="string">
            <text:p>Battery 12V 7Ah</text:p>
          </table:table-cell>
          <table:table-cell/>
          <table:table-cell office:value-type="float" office:value="15">
            <text:p>15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formula="of:=[.C3]/[.F3]" office:value-type="float" office:value="15">
            <text:p>15</text:p>
          </table:table-cell>
        </table:table-row>
        <table:table-row table:style-name="ro1">
          <table:table-cell office:value-type="string">
            <text:p>Siren 12V</text:p>
          </table:table-cell>
          <table:table-cell/>
          <table:table-cell office:value-type="float" office:value="20.7">
            <text:p>20.7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formula="of:=[.C4]/[.F4]" office:value-type="float" office:value="20.7">
            <text:p>20.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l" fo:country="G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04T15:11:47</meta:creation-date>
    <dc:date>2012-05-07T07:04:22</dc:date>
    <meta:editing-duration>PT1H3M26S</meta:editing-duration>
    <meta:editing-cycles>6</meta:editing-cycles>
    <meta:generator>LibreOffice/3.5$Linux_X86_64 LibreOffice_project/350m1$Build-202</meta:generator>
    <meta:document-statistic meta:table-count="2" meta:cell-count="123" meta:object-count="0"/>
  </office:meta>
</office:document-meta>
</file>